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pip_20_Titre_20_1" style:display-name="Spip Titre 1" style:family="paragraph" style:parent-style-name="Heading" style:next-style-name="Text_20_body" style:class="text" style:master-page-name="">
      <style:paragraph-properties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Spip_20_Titre_20_2" style:display-name="Spip Titre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pip_20_Titre_20_3" style:display-name="Spip Titre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Spip_20_Titre_20_4" style:display-name="Spip Titre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pip_20_Titre_20_5" style:display-name="Spip Titre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Spip_20_Titre_20_6" style:display-name="Spip Titre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Spip_20_Titre_20_7" style:display-name="Spip Titre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Spip_20_Titre_20_8" style:display-name="Spip Titre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Spip_20_Titre_20_9" style:display-name="Spip Titre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Spip_20_Titre_20_10" style:display-name="Spip Titre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s" style:family="text">
      <style:text-properties fo:font-weight="bold" style:font-weight-asian="bold" style:font-weight-complex="bold"/>
    </style:style>
    <style:style style:name="Italiqu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es_20_numerotees" style:display-name="Listes numerotees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Cedric MORIN</meta:initial-creator>
    <meta:creation-date>2007-01-31T20:19:43</meta:creation-date>
    <dc:creator>Cedric MORIN</dc:creator>
    <dc:date>2007-02-06T13:30:26</dc:date>
    <dc:language>fr-FR</dc:language>
    <meta:editing-cycles>16</meta:editing-cycles>
    <meta:editing-duration>P2DT16H30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